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5cm" fo:break-before="auto" style:use-optimal-row-height="false"/>
    </style:style>
    <style:style style:name="ro4" style:family="table-row">
      <style:table-row-properties style:row-height="2.976cm" fo:break-before="auto" style:use-optimal-row-height="false"/>
    </style:style>
    <style:style style:name="ro5" style:family="table-row">
      <style:table-row-properties style:row-height="2.136cm" fo:break-before="auto" style:use-optimal-row-height="false"/>
    </style:style>
    <style:style style:name="ro6" style:family="table-row">
      <style:table-row-properties style:row-height="1.295cm" fo:break-before="auto" style:use-optimal-row-height="false"/>
    </style:style>
    <style:style style:name="ro7" style:family="table-row">
      <style:table-row-properties style:row-height="1.716cm" fo:break-before="auto" style:use-optimal-row-height="false"/>
    </style:style>
    <style:style style:name="ro8" style:family="table-row">
      <style:table-row-properties style:row-height="3.395cm" fo:break-before="auto" style:use-optimal-row-height="false"/>
    </style:style>
    <style:style style:name="ro9" style:family="table-row">
      <style:table-row-properties style:row-height="5.9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mystandard">
      <style:map style:condition="is-true-formula(EXACT([$Tabelle1.$B5];&quot;&quot;))" style:apply-style-name="issue" style:base-cell-address="Tabelle1.A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mystandard">
      <style:table-cell-properties style:text-align-source="fix" style:repeat-content="false"/>
      <style:paragraph-properties fo:text-align="center" fo:margin-left="0cm"/>
      <style:map style:condition="is-true-formula(EXACT([$Tabelle1.$B5];&quot;&quot;))" style:apply-style-name="issue" style:base-cell-address="Tabelle1.A5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mystandard">
      <style:table-cell-properties fo:wrap-option="wrap"/>
      <style:map style:condition="is-true-formula(EXACT([$Tabelle1.$B5];&quot;&quot;))" style:apply-style-name="issue" style:base-cell-address="Tabelle1.A5"/>
    </style:style>
    <style:style style:name="ce1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style-name="ce5"/>
          <table:covered-table-cell table:style-name="ce9"/>
          <table:table-cell table:style-name="ce13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ssue</text:p>
          </table:table-cell>
          <table:table-cell table:style-name="ce7" office:value-type="string">
            <text:p>Fixed</text:p>
          </table:table-cell>
          <table:table-cell table:style-name="ce11" office:value-type="string">
            <text:p>Notes</text:p>
          </table:table-cell>
          <table:table-cell table:style-name="ce14" table:number-columns-repeated="1021"/>
        </table:table-row>
        <table:table-row table:style-name="ro3">
          <table:table-cell table:style-name="ce4" office:value-type="string">
            <text:p>„Block selection mode“ :-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Album Refresh (F5) not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batchtools disabled in Tools menu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8"/>
          <table:table-cell table:style-name="ce12" office:value-type="string">
            <text:p>not reproducible for me (Marcel)</text:p>
            <text:p/>
            <text:p>I can always confirm this (maybe Qt 4.5.1 related?) (Andi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licking on the thumbnail in the thumbbar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Context menu is only partial visible on first click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Copy / paste not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D&amp;D crashes digiKam sometimes (not in all albums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Deleted images still visible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4" office:value-type="string">
            <text:p>Disabled navigation in bottom right corner</text:p>
          </table:table-cell>
          <table:table-cell table:style-name="ce8"/>
          <table:table-cell table:style-name="ce12" office:value-type="string">
            <text:p>when? (Marcel)</text:p>
            <text:p/>
            <text:p>When entering a new album (Andi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Edit button not always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First item of each album in recursive mode is offset (appears in the previous album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Flicker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Metadata update when navigating pictures is slower than before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MS: Compilation is broken under Vista using MinGW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MS: spacing problems between icon items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Navigation by keyboard shortcuts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Navigation by SHIFT+Arrow keys is broken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Quickfilter text search not working correctly (search for tags is broken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Rating is broken (by menu / sidebar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Rating is broken (by shortcuts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Rating is broken (over icon view item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Right-clicking on another item doesn't deselect the previous selected item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Set recursive view mode only effected by restart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Slow creation of context menu</text:p>
          </table:table-cell>
          <table:table-cell table:style-name="ce8" office:value-type="string">
            <text:p>(x)</text:p>
          </table:table-cell>
          <table:table-cell table:style-name="ce12" office:value-type="string">
            <text:p>Fixed for me – Andi</text:p>
          </table:table-cell>
          <table:table-cell table:number-columns-repeated="1021"/>
        </table:table-row>
        <table:table-row table:style-name="ro8">
          <table:table-cell table:style-name="ce4" office:value-type="string">
            <text:p>StatusLED not updated correctly when filtering in recursive album view</text:p>
          </table:table-cell>
          <table:table-cell table:style-name="ce8"/>
          <table:table-cell table:style-name="ce12" office:value-type="string">
            <text:p>click on the parent folder and, although matches are found, the LED stays red. Maybe process() is called too often (race condition)?</text:p>
            <text:p/>
            <text:p>Andi</text:p>
          </table:table-cell>
          <table:table-cell table:number-columns-repeated="1021"/>
        </table:table-row>
        <table:table-row table:style-name="ro9">
          <table:table-cell table:style-name="ce4" office:value-type="string">
            <text:p>Tag / album counters not always updated</text:p>
          </table:table-cell>
          <table:table-cell table:style-name="ce8"/>
          <table:table-cell table:style-name="ce12" office:value-type="string">
            <text:p>sorry, not working for me.</text:p>
            <text:p/>
            <text:p>To test: go into tag view. Remove images (to trash so you can restore them). Counter is not updated, only after restart.</text:p>
            <text:p/>
            <text:p>When adding images / restoring them from trash), counter is updated</text:p>
            <text:p/>
            <text:p>(Andi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Thumbnail rotation does not change.</text:p>
          </table:table-cell>
          <table:table-cell table:style-name="ce8"/>
          <table:table-cell table:style-name="ce12" office:value-type="string">
            <text:p>when?</text:p>
          </table:table-cell>
          <table:table-cell table:number-columns-repeated="1021"/>
        </table:table-row>
        <table:table-row table:style-name="ro2" table:number-rows-repeated="65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4:Tabelle1.C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ssue" style:family="table-cell" style:parent-style-name="Default">
      <style:table-cell-properties fo:background-color="#ffffcc" fo:wrap-option="wrap" fo:border="0.002cm solid #000000" style:vertical-align="middle"/>
      <style:text-properties fo:color="#ff0000"/>
    </style:style>
    <style:style style:name="mystandard" style:family="table-cell" style:parent-style-name="Default">
      <style:table-cell-properties fo:wrap-option="wrap" fo:border="0.002cm solid #000000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1">01/06/2009</text:date>, <text:time>11:09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6-01T10:48:11</dc:date>
    <meta:editing-duration>PT01H21M10S</meta:editing-duration>
    <meta:editing-cycles>57</meta:editing-cycles>
    <meta:generator>OpenOffice.org/3.0$Linux OpenOffice.org_project/300m15$Build-9379</meta:generator>
    <dc:creator>Andreas Clemens</dc:creator>
    <meta:document-statistic meta:table-count="3" meta:cell-count="63" meta:object-count="0"/>
  </office:meta>
</office:document-meta>
</file>